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style:rel-width="100%" table:align="left"/>
    </style:style>
    <style:style style:name="Tabela1.A" style:family="table-column">
      <style:table-column-properties style:column-width="2.385cm" style:rel-column-width="9194*"/>
    </style:style>
    <style:style style:name="Tabela1.B" style:family="table-column">
      <style:table-column-properties style:column-width="14.616cm" style:rel-column-width="56340*"/>
    </style:style>
    <style:style style:name="Tabela1.A1" style:family="table-cell">
      <style:table-cell-properties style:vertical-align="middle" fo:padding="0.049cm" fo:border="none"/>
    </style:style>
    <style:style style:name="P1" style:family="paragraph" style:parent-style-name="Text_20_body" style:list-style-name="L1"/>
    <style:style style:name="P2" style:family="paragraph" style:parent-style-name="Preformatted_20_Text">
      <style:paragraph-properties fo:margin-top="0cm" fo:margin-bottom="0.499cm" loext:contextual-spacing="false"/>
    </style:style>
    <style:style style:name="P3" style:family="paragraph" style:parent-style-name="Heading_20_3">
      <style:paragraph-properties fo:margin-left="1cm" fo:margin-right="0cm" fo:text-indent="0cm" style:auto-text-indent="false"/>
    </style:style>
    <style:style style:name="P4" style:family="paragraph" style:parent-style-name="List_20_Contents">
      <style:paragraph-properties fo:margin-top="0cm" fo:margin-bottom="0.499cm" loext:contextual-spacing="false"/>
    </style:style>
    <style:style style:name="P5" style:family="paragraph" style:parent-style-name="List_20_Heading">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PFW</text:h>
      <text:p text:style-name="Text_20_body"><text:bookmark text:name="idp80477160"/>IPFW is a stateful firewall written for FreeBSD which supports both <text:span text:style-name="acronym">IPv4</text:span> and <text:span text:style-name="acronym">IPv6</text:span>. It is comprised of several components: the kernel firewall filter rule processor and its integrated packet accounting facility, the logging facility, <text:span text:style-name="acronym">NAT</text:span>, the <text:a xlink:type="simple" xlink:href="https://www.FreeBSD.org/cgi/man.cgi?query=dummynet&amp;sektion=4&amp;manpath=freebsd-release-ports" text:style-name="Internet_20_link" text:visited-style-name="Visited_20_Internet_20_Link">dummynet(4)</text:a> traffic shaper, a forward facility, a bridge facility, and an ipstealth facility.</text:p>
      <text:p text:style-name="Text_20_body">FreeBSD provides a sample ruleset in <text:span text:style-name="Source_20_Text">/etc/rc.firewall</text:span> which defines several firewall types for common scenarios to assist novice users in generating an appropriate ruleset. IPFW provides a powerful syntax which advanced users can use to craft customized rulesets that meet the security requirements of a given environment.</text:p>
      <text:p text:style-name="Text_20_body">This section describes how to enable IPFW, provides an overview of its rule syntax, and demonstrates several rulesets for common configuration scenarios.</text:p>
      <text:h text:style-name="Heading_20_3" text:outline-level="3"><text:bookmark text:name="firewalls-ipfw-enable"/>29.4.1. Enabling IPFW</text:h>
      <text:p text:style-name="Text_20_body"><text:bookmark text:name="idp80492136"/>IPFW is included in the basic FreeBSD install as a kernel loadable module, meaning that a custom kernel is not needed in order to enable IPFW.</text:p>
      <text:p text:style-name="Text_20_body"><text:bookmark text:name="idp80494440"/><text:bookmark text:name="idp80495592"/><text:bookmark text:name="idp80496744"/><text:bookmark text:name="idp80497896"/>For those users who wish to statically compile IPFW support into a custom kernel, refer to the instructions in <text:a xlink:type="simple" xlink:href="https://www.freebsd.org/doc/en_US.ISO8859-1/books/handbook/kernelconfig.html" text:style-name="Internet_20_link" text:visited-style-name="Visited_20_Internet_20_Link">Chapter 8, </text:a><text:a xlink:type="simple" xlink:href="https://www.freebsd.org/doc/en_US.ISO8859-1/books/handbook/kernelconfig.html" text:style-name="Internet_20_link" text:visited-style-name="Visited_20_Internet_20_Link"><text:span text:style-name="Emphasis">Configuring the FreeBSD Kernel</text:span></text:a>. The following options are available for the custom kernel configuration file:</text:p>
      <text:p text:style-name="Preformatted_20_Text">options <text:s text:c="3"/>IPFIREWALL <text:s text:c="18"/># enables IPFW</text:p>
      <text:p text:style-name="Preformatted_20_Text">options <text:s text:c="3"/>IPFIREWALL_VERBOSE <text:s text:c="10"/># enables logging for rules with log keyword</text:p>
      <text:p text:style-name="Preformatted_20_Text">options <text:s text:c="3"/>IPFIREWALL_VERBOSE_LIMIT=5 <text:s text:c="2"/># limits number of logged packets per-entry</text:p>
      <text:p text:style-name="Preformatted_20_Text">options <text:s text:c="3"/>IPFIREWALL_DEFAULT_TO_ACCEPT # sets default policy to pass what is not explicitly denied</text:p>
      <text:p text:style-name="P2">options <text:s text:c="3"/>IPDIVERT <text:s text:c="20"/># enables NAT</text:p>
      <text:p text:style-name="Text_20_body">To configure the system to enable IPFW at boot time, add the following entry to <text:span text:style-name="Source_20_Text">/etc/rc.conf</text:span>:</text:p>
      <text:p text:style-name="P2">firewall_enable="YES"</text:p>
      <text:p text:style-name="Text_20_body">To use one of the default firewall types provided by FreeBSD, add another line which specifies the type:</text:p>
      <text:p text:style-name="P2">firewall_type="open"</text:p>
      <text:p text:style-name="Text_20_body">The available types are:</text:p>
      <text:list xml:id="list8590792024991037539" text:style-name="L1">
        <text:list-item>
          <text:p text:style-name="P1"><text:span text:style-name="Source_20_Text">open</text:span>: passes all traffic.</text:p>
        </text:list-item>
        <text:list-item>
          <text:p text:style-name="P1"><text:span text:style-name="Source_20_Text">client</text:span>: protects only this machine.</text:p>
        </text:list-item>
        <text:list-item>
          <text:p text:style-name="P1"><text:span text:style-name="Source_20_Text">simple</text:span>: protects the whole network.</text:p>
        </text:list-item>
        <text:list-item>
          <text:p text:style-name="P1"><text:span text:style-name="Source_20_Text">closed</text:span>: entirely disables IP traffic except for the loopback interface.</text:p>
        </text:list-item>
        <text:list-item>
          <text:p text:style-name="P1"><text:span text:style-name="Source_20_Text">workstation</text:span>: protects only this machine using stateful rules.</text:p>
        </text:list-item>
        <text:list-item>
          <text:p text:style-name="P1"><text:soft-page-break/><text:span text:style-name="Source_20_Text">UNKNOWN</text:span>: disables the loading of firewall rules.</text:p>
        </text:list-item>
        <text:list-item>
          <text:p text:style-name="P1"><text:span text:style-name="Source_20_Text"><text:span text:style-name="Emphasis">filename</text:span></text:span>: full path of the file containing the firewall ruleset.</text:p>
        </text:list-item>
      </text:list>
      <text:p text:style-name="Text_20_body">If <text:span text:style-name="Source_20_Text">firewall_type</text:span> is set to either <text:span text:style-name="Source_20_Text">client</text:span> or <text:span text:style-name="Source_20_Text">simple</text:span>, modify the default rules found in <text:span text:style-name="Source_20_Text">/etc/rc.firewall</text:span> to fit the configuration of the system.</text:p>
      <text:p text:style-name="Text_20_body">Note that the <text:span text:style-name="Source_20_Text">filename</text:span> type is used to load a custom ruleset.</text:p>
      <text:p text:style-name="Text_20_body">An alternate way to load a custom ruleset is to set the <text:span text:style-name="Source_20_Text">firewall_script</text:span> variable to the absolute path of an <text:span text:style-name="Emphasis">executable script</text:span> that includes IPFW commands. The examples used in this section assume that the <text:span text:style-name="Source_20_Text">firewall_script</text:span> is set to <text:span text:style-name="Source_20_Text">/etc/ipfw.rules</text:span>:</text:p>
      <text:p text:style-name="P2">firewall_script="/etc/ipfw.rules"</text:p>
      <text:p text:style-name="Text_20_body">To enable logging, include this line:</text:p>
      <text:p text:style-name="P2">firewall_logging="YES"</text:p>
      <text:p text:style-name="Text_20_body">There is no <text:span text:style-name="Source_20_Text">/etc/rc.conf</text:span> variable to set logging limits. To limit the number of times a rule is logged per connection attempt, specify the number using this line in <text:span text:style-name="Source_20_Text">/etc/sysctl.conf</text:span>:</text:p>
      <text:p text:style-name="P2">net.inet.ip.fw.verbose_limit=<text:span text:style-name="Emphasis"><text:span text:style-name="Source_20_Text">5</text:span></text:span></text:p>
      <text:p text:style-name="Text_20_body">After saving the needed edits, start the firewall. To enable logging limits now, also set the <text:span text:style-name="Source_20_Text">sysctl</text:span> value specified above:</text:p>
      <text:p text:style-name="Preformatted_20_Text"><text:span text:style-name="Source_20_Text">#</text:span> <text:span text:style-name="Strong_20_Emphasis"><text:span text:style-name="Source_20_Text">service ipfw start</text:span></text:span></text:p>
      <text:p text:style-name="P2"><text:span text:style-name="Source_20_Text">#</text:span> <text:span text:style-name="Strong_20_Emphasis"><text:span text:style-name="Source_20_Text">sysctl net.inet.ip.fw.verbose_limit=</text:span></text:span><text:span text:style-name="Strong_20_Emphasis"><text:span text:style-name="Source_20_Text"><text:span text:style-name="Emphasis">5</text:span></text:span></text:span></text:p>
      <text:h text:style-name="Heading_20_3" text:outline-level="3"><text:bookmark text:name="firewalls-ipfw-rules"/>29.4.2. IPFW Rule Syntax</text:h>
      <text:p text:style-name="Text_20_body"><text:bookmark text:name="idp80526952"/>When a packet enters the IPFW firewall, it is compared against the first rule in the ruleset and progresses one rule at a time, moving from top to bottom in sequence. When the packet matches the selection parameters of a rule, the rule's action is executed and the search of the ruleset terminates for that packet. This is referred to as “first match wins”. If the packet does not match any of the rules, it gets caught by the mandatory IPFW default rule number 65535, which denies all packets and silently discards them. However, if the packet matches a rule that contains the <text:span text:style-name="Source_20_Text">count</text:span>, <text:span text:style-name="Source_20_Text">skipto</text:span>, or <text:span text:style-name="Source_20_Text">tee</text:span> keywords, the search continues. Refer to <text:a xlink:type="simple" xlink:href="https://www.FreeBSD.org/cgi/man.cgi?query=ipfw&amp;sektion=8&amp;manpath=freebsd-release-ports" text:style-name="Internet_20_link" text:visited-style-name="Visited_20_Internet_20_Link">ipfw(8)</text:a> for details on how these keywords affect rule processing.</text:p>
      <text:p text:style-name="Text_20_body"><text:bookmark text:name="idp80531688"/>When creating an IPFW rule, keywords must be written in the following order. Some keywords are mandatory while other keywords are optional. The words shown in uppercase represent a variable and the words shown in lowercase must precede the variable that follows it. The <text:span text:style-name="Source_20_Text">#</text:span> symbol is used to mark the start of a comment and may appear at the end of a rule or on its own line. Blank lines are ignored.</text:p>
      <text:p text:style-name="Text_20_body"><text:span text:style-name="Emphasis"><text:span text:style-name="Source_20_Text">CMD RULE_NUMBER set SET_NUMBER ACTION log LOG_AMOUNT PROTO from SRC SRC_PORT to DST DST_PORT OPTIONS</text:span></text:span></text:p>
      <text:p text:style-name="Text_20_body"><text:soft-page-break/>This section provides an overview of these keywords and their options. It is not an exhaustive list of every possible option. Refer to <text:a xlink:type="simple" xlink:href="https://www.FreeBSD.org/cgi/man.cgi?query=ipfw&amp;sektion=8&amp;manpath=freebsd-release-ports" text:style-name="Internet_20_link" text:visited-style-name="Visited_20_Internet_20_Link">ipfw(8)</text:a> for a complete description of the rule syntax that can be used when creating IPFW rules.</text:p>
      <text:p text:style-name="P5">CMD</text:p>
      <text:p text:style-name="P4">Every rule must start with <text:span text:style-name="Emphasis"><text:span text:style-name="Source_20_Text">ipfw add</text:span></text:span>.</text:p>
      <text:p text:style-name="P5">RULE_NUMBER</text:p>
      <text:p text:style-name="P4">Each rule is associated with a number from <text:span text:style-name="Source_20_Text">1</text:span> to <text:span text:style-name="Source_20_Text">65534</text:span>. The number is used to indicate the order of rule processing. Multiple rules can have the same number, in which case they are applied according to the order in which they have been added.</text:p>
      <text:p text:style-name="P5">SET_NUMBER</text:p>
      <text:p text:style-name="P4">Each rule is associated with a set number from <text:span text:style-name="Source_20_Text">0</text:span> to <text:span text:style-name="Source_20_Text">31</text:span>. Sets can be individually disabled or enabled, making it possible to quickly add or delete a set of rules. If a SET_NUMBER is not specified, the rule will be added to set <text:span text:style-name="Source_20_Text">0</text:span>.</text:p>
      <text:p text:style-name="P5">ACTION</text:p>
      <text:p text:style-name="P4">A rule can be associated with one of the following actions. The specified action will be executed when the packet matches the selection criterion of the rule.</text:p>
      <text:p text:style-name="P4"><text:span text:style-name="Emphasis"><text:span text:style-name="Source_20_Text">allow | accept | pass | permit</text:span></text:span>: these keywords are equivalent and allow packets that match the rule.</text:p>
      <text:p text:style-name="P4"><text:span text:style-name="Emphasis"><text:span text:style-name="Source_20_Text">check-state</text:span></text:span>: checks the packet against the dynamic state table. If a match is found, execute the action associated with the rule which generated this dynamic rule, otherwise move to the next rule. A <text:span text:style-name="Source_20_Text">check-state</text:span> rule does not have selection criterion. If no <text:span text:style-name="Source_20_Text">check-state</text:span> rule is present in the ruleset, the dynamic rules table is checked at the first <text:span text:style-name="Source_20_Text">keep-state</text:span> or <text:span text:style-name="Source_20_Text">limit</text:span> rule.</text:p>
      <text:p text:style-name="P4"><text:span text:style-name="Emphasis"><text:span text:style-name="Source_20_Text">count</text:span></text:span>: updates counters for all packets that match the rule. The search continues with the next rule.</text:p>
      <text:p text:style-name="P4"><text:span text:style-name="Emphasis"><text:span text:style-name="Source_20_Text">deny | drop</text:span></text:span>: either word silently discards packets that match this rule.</text:p>
      <text:p text:style-name="P4">Additional actions are available. Refer to <text:a xlink:type="simple" xlink:href="https://www.FreeBSD.org/cgi/man.cgi?query=ipfw&amp;sektion=8&amp;manpath=freebsd-release-ports" text:style-name="Internet_20_link" text:visited-style-name="Visited_20_Internet_20_Link">ipfw(8)</text:a> for details.</text:p>
      <text:p text:style-name="P5">LOG_AMOUNT</text:p>
      <text:p text:style-name="P4">When a packet matches a rule with the <text:span text:style-name="Source_20_Text">log</text:span> keyword, a message will be logged to <text:a xlink:type="simple" xlink:href="https://www.FreeBSD.org/cgi/man.cgi?query=syslogd&amp;sektion=8&amp;manpath=freebsd-release-ports" text:style-name="Internet_20_link" text:visited-style-name="Visited_20_Internet_20_Link">syslogd(8)</text:a> with a facility name of <text:span text:style-name="Source_20_Text">SECURITY</text:span>. Logging only occurs if the number of packets logged for that particular rule does not exceed a specified LOG_AMOUNT. If no LOG_AMOUNT is specified, the limit is taken from the value of <text:span text:style-name="Source_20_Text">net.inet.ip.fw.verbose_limit</text:span>. A value of zero removes the logging limit. Once the limit is reached, logging can be re-enabled by clearing the logging counter or the packet counter for that rule, using <text:span text:style-name="Source_20_Text">ipfw resetlog</text:span>.</text:p>
      <text:h text:style-name="P3" text:outline-level="3"><text:soft-page-break/>Note: </text:h>
      <text:p text:style-name="P4">Logging is done after all other packet matching conditions have been met, and before performing the final action on the packet. The administrator decides which rules to enable logging on.</text:p>
      <text:p text:style-name="P5">PROTO</text:p>
      <text:p text:style-name="P4">This optional value can be used to specify any protocol name or number found in <text:span text:style-name="Source_20_Text">/etc/protocols</text:span>.</text:p>
      <text:p text:style-name="P5">SRC</text:p>
      <text:p text:style-name="P4">The <text:span text:style-name="Source_20_Text">from</text:span> keyword must be followed by the source address or a keyword that represents the source address. An address can be represented by <text:span text:style-name="Source_20_Text">any</text:span>, <text:span text:style-name="Source_20_Text">me</text:span> (any address configured on an interface on this system), <text:span text:style-name="Source_20_Text">me6</text:span>, (any <text:span text:style-name="acronym">IPv6</text:span> address configured on an interface on this system), or <text:span text:style-name="Source_20_Text">table</text:span> followed by the number of a lookup table which contains a list of addresses. When specifying an <text:span text:style-name="acronym">IP</text:span> address, it can be optionally followed by its <text:span text:style-name="acronym">CIDR</text:span> mask or subnet mask. For example, <text:span text:style-name="Source_20_Text">1.2.3.4/25</text:span> or <text:span text:style-name="Source_20_Text">1.2.3.4:255.255.255.128</text:span>.</text:p>
      <text:p text:style-name="P5">SRC_PORT</text:p>
      <text:p text:style-name="P4">An optional source port can be specified using the port number or name from <text:span text:style-name="Source_20_Text">/etc/services</text:span>.</text:p>
      <text:p text:style-name="P5">DST</text:p>
      <text:p text:style-name="P4">The <text:span text:style-name="Source_20_Text">to</text:span> keyword must be followed by the destination address or a keyword that represents the destination address. The same keywords and addresses described in the SRC section can be used to describe the destination.</text:p>
      <text:p text:style-name="P5">DST_PORT</text:p>
      <text:p text:style-name="P4">An optional destination port can be specified using the port number or name from <text:span text:style-name="Source_20_Text">/etc/services</text:span>.</text:p>
      <text:p text:style-name="P5">OPTIONS</text:p>
      <text:p text:style-name="P4">Several keywords can follow the source and destination. As the name suggests, OPTIONS are optional. Commonly used options include <text:span text:style-name="Source_20_Text">in</text:span> or <text:span text:style-name="Source_20_Text">out</text:span>, which specify the direction of packet flow, <text:span text:style-name="Source_20_Text">icmptypes</text:span> followed by the type of <text:span text:style-name="acronym">ICMP</text:span> message, and <text:span text:style-name="Source_20_Text">keep-state</text:span>.</text:p>
      <text:p text:style-name="P4">When a <text:span text:style-name="Emphasis"><text:span text:style-name="Source_20_Text">keep-state</text:span></text:span> rule is matched, the firewall will create a dynamic rule which matches bidirectional traffic between the source and destination addresses and ports using the same protocol.</text:p>
      <text:p text:style-name="P4">The dynamic rules facility is vulnerable to resource depletion from a SYN-flood attack which would open a huge number of dynamic rules. To counter this type of attack with IPFW, use <text:span text:style-name="Source_20_Text">limit</text:span>. This option limits the number of simultaneous sessions by checking the open dynamic rules, counting the number of times this rule and <text:span text:style-name="acronym">IP</text:span> address combination occurred. If this count is greater than the value specified by <text:span text:style-name="Source_20_Text">limit</text:span>, the packet is discarded.</text:p>
      <text:p text:style-name="P4"><text:soft-page-break/>Dozens of OPTIONS are available. Refer to <text:a xlink:type="simple" xlink:href="https://www.FreeBSD.org/cgi/man.cgi?query=ipfw&amp;sektion=8&amp;manpath=freebsd-release-ports" text:style-name="Internet_20_link" text:visited-style-name="Visited_20_Internet_20_Link">ipfw(8)</text:a> for a description of each available option.</text:p>
      <text:h text:style-name="Heading_20_3" text:outline-level="3"><text:bookmark text:name="idp80354280"/>29.4.3. Example Ruleset</text:h>
      <text:p text:style-name="Text_20_body">This section demonstrates how to create an example stateful firewall ruleset script named <text:span text:style-name="Source_20_Text">/etc/ipfw.rules</text:span>. In this example, all connection rules use <text:span text:style-name="Source_20_Text">in</text:span> or <text:span text:style-name="Source_20_Text">out</text:span> to clarify the direction. They also use <text:span text:style-name="Source_20_Text">via</text:span> <text:span text:style-name="Emphasis"><text:span text:style-name="Source_20_Text">interface-name</text:span></text:span> to specify the interface the packet is traveling over.</text:p>
      <text:h text:style-name="Heading_20_3" text:outline-level="3">Note: </text:h>
      <text:p text:style-name="Text_20_body">When first creating or testing a firewall ruleset, consider temporarily setting this tunable:</text:p>
      <text:p text:style-name="P2">net.inet.ip.fw.default_to_accept="1"</text:p>
      <text:p text:style-name="Text_20_body">This sets the default policy of <text:a xlink:type="simple" xlink:href="https://www.FreeBSD.org/cgi/man.cgi?query=ipfw&amp;sektion=8&amp;manpath=freebsd-release-ports" text:style-name="Internet_20_link" text:visited-style-name="Visited_20_Internet_20_Link">ipfw(8)</text:a> to be more permissive than the default <text:span text:style-name="Source_20_Text">deny ip from any to any</text:span>, making it slightly more difficult to get locked out of the system right after a reboot.</text:p>
      <text:p text:style-name="Text_20_body">The firewall script begins by indicating that it is a Bourne shell script and flushes any existing rules. It then creates the <text:span text:style-name="Source_20_Text">cmd</text:span> variable so that <text:span text:style-name="Source_20_Text">ipfw add</text:span> does not have to be typed at the beginning of every rule. It also defines the <text:span text:style-name="Source_20_Text">pif</text:span> variable which represents the name of the interface that is attached to the Internet.</text:p>
      <text:p text:style-name="Preformatted_20_Text">#!/bin/sh</text:p>
      <text:p text:style-name="Preformatted_20_Text"># Flush out the list before we begin.</text:p>
      <text:p text:style-name="Preformatted_20_Text">ipfw -q -f flush</text:p>
      <text:p text:style-name="Preformatted_20_Text"/>
      <text:p text:style-name="Preformatted_20_Text"># Set rules command prefix</text:p>
      <text:p text:style-name="Preformatted_20_Text">cmd="ipfw -q add"</text:p>
      <text:p text:style-name="P2">pif="dc0" <text:s text:c="4"/># interface name of NIC attached to Internet</text:p>
      <text:p text:style-name="Text_20_body">The first two rules allow all traffic on the trusted internal interface and on the loopback interface:</text:p>
      <text:p text:style-name="Preformatted_20_Text"># Change xl0 to LAN NIC interface name</text:p>
      <text:p text:style-name="Preformatted_20_Text">$cmd 00005 allow all from any to any via xl0</text:p>
      <text:p text:style-name="Preformatted_20_Text"/>
      <text:p text:style-name="Preformatted_20_Text"># No restrictions on Loopback Interface</text:p>
      <text:p text:style-name="P2">$cmd 00010 allow all from any to any via lo0</text:p>
      <text:p text:style-name="Text_20_body">The next rule allows the packet through if it matches an existing entry in the dynamic rules table:</text:p>
      <text:p text:style-name="P2">$cmd 00101 check-state</text:p>
      <text:p text:style-name="Text_20_body">The next set of rules defines which stateful connections internal systems can create to hosts on the Internet:</text:p>
      <text:p text:style-name="Preformatted_20_Text"># Allow access to public DNS</text:p>
      <text:p text:style-name="Preformatted_20_Text"># Replace x.x.x.x with the IP address of a public DNS server</text:p>
      <text:p text:style-name="Preformatted_20_Text"># and repeat for each DNS server in /etc/resolv.conf</text:p>
      <text:p text:style-name="Preformatted_20_Text">$cmd 00110 allow tcp from any to x.x.x.x 53 out via $pif setup keep-state</text:p>
      <text:p text:style-name="Preformatted_20_Text">$cmd 00111 allow udp from any to x.x.x.x 53 out via $pif keep-state</text:p>
      <text:p text:style-name="Preformatted_20_Text"/>
      <text:p text:style-name="Preformatted_20_Text"># Allow access to ISP's DHCP server for cable/DSL configurations.</text:p>
      <text:p text:style-name="Preformatted_20_Text"># Use the first rule and check log for IP address.</text:p>
      <text:p text:style-name="Preformatted_20_Text"># Then, uncomment the second rule, input the IP address, and delete the first rule</text:p>
      <text:p text:style-name="Preformatted_20_Text">$cmd 00120 allow log udp from any to any 67 out via $pif keep-state</text:p>
      <text:p text:style-name="Preformatted_20_Text">#$cmd 00120 allow udp from any to x.x.x.x 67 out via $pif keep-state</text:p>
      <text:p text:style-name="Preformatted_20_Text"><text:soft-page-break/></text:p>
      <text:p text:style-name="Preformatted_20_Text"># Allow outbound HTTP and HTTPS connections</text:p>
      <text:p text:style-name="Preformatted_20_Text">$cmd 00200 allow tcp from any to any 80 out via $pif setup keep-state</text:p>
      <text:p text:style-name="Preformatted_20_Text">$cmd 00220 allow tcp from any to any 443 out via $pif setup keep-state</text:p>
      <text:p text:style-name="Preformatted_20_Text"/>
      <text:p text:style-name="Preformatted_20_Text"># Allow outbound email connections</text:p>
      <text:p text:style-name="Preformatted_20_Text">$cmd 00230 allow tcp from any to any 25 out via $pif setup keep-state</text:p>
      <text:p text:style-name="Preformatted_20_Text">$cmd 00231 allow tcp from any to any 110 out via $pif setup keep-state</text:p>
      <text:p text:style-name="Preformatted_20_Text"/>
      <text:p text:style-name="Preformatted_20_Text"># Allow outbound ping</text:p>
      <text:p text:style-name="Preformatted_20_Text">$cmd 00250 allow icmp from any to any out via $pif keep-state</text:p>
      <text:p text:style-name="Preformatted_20_Text"/>
      <text:p text:style-name="Preformatted_20_Text"># Allow outbound NTP</text:p>
      <text:p text:style-name="Preformatted_20_Text">$cmd 00260 allow udp from any to any 123 out via $pif keep-state</text:p>
      <text:p text:style-name="Preformatted_20_Text"/>
      <text:p text:style-name="Preformatted_20_Text"># Allow outbound SSH</text:p>
      <text:p text:style-name="Preformatted_20_Text">$cmd 00280 allow tcp from any to any 22 out via $pif setup keep-state</text:p>
      <text:p text:style-name="Preformatted_20_Text"/>
      <text:p text:style-name="Preformatted_20_Text"># deny and log all other outbound connections</text:p>
      <text:p text:style-name="P2">$cmd 00299 deny log all from any to any out via $pif</text:p>
      <text:p text:style-name="Text_20_body">The next set of rules controls connections from Internet hosts to the internal network. It starts by denying packets typically associated with attacks and then explicitly allows specific types of connections. All the authorized services that originate from the Internet use <text:span text:style-name="Source_20_Text">limit</text:span> to prevent flooding.</text:p>
      <text:p text:style-name="Preformatted_20_Text"># Deny all inbound traffic from non-routable reserved address spaces</text:p>
      <text:p text:style-name="Preformatted_20_Text">$cmd 00300 deny all from 192.168.0.0/16 to any in via $pif <text:s text:c="4"/>#RFC 1918 private IP</text:p>
      <text:p text:style-name="Preformatted_20_Text">$cmd 00301 deny all from 172.16.0.0/12 to any in via $pif <text:s text:c="5"/>#RFC 1918 private IP</text:p>
      <text:p text:style-name="Preformatted_20_Text">$cmd 00302 deny all from 10.0.0.0/8 to any in via $pif <text:s text:c="8"/>#RFC 1918 private IP</text:p>
      <text:p text:style-name="Preformatted_20_Text">$cmd 00303 deny all from 127.0.0.0/8 to any in via $pif <text:s text:c="7"/>#loopback</text:p>
      <text:p text:style-name="Preformatted_20_Text">$cmd 00304 deny all from 0.0.0.0/8 to any in via $pif <text:s text:c="9"/>#loopback</text:p>
      <text:p text:style-name="Preformatted_20_Text">$cmd 00305 deny all from 169.254.0.0/16 to any in via $pif <text:s text:c="4"/>#DHCP auto-config</text:p>
      <text:p text:style-name="Preformatted_20_Text">$cmd 00306 deny all from 192.0.2.0/24 to any in via $pif <text:s text:c="6"/>#reserved for docs</text:p>
      <text:p text:style-name="Preformatted_20_Text">$cmd 00307 deny all from 204.152.64.0/23 to any in via $pif <text:s text:c="3"/>#Sun cluster interconnect</text:p>
      <text:p text:style-name="Preformatted_20_Text">$cmd 00308 deny all from 224.0.0.0/3 to any in via $pif <text:s text:c="7"/>#Class D &amp; E multicast</text:p>
      <text:p text:style-name="Preformatted_20_Text"/>
      <text:p text:style-name="Preformatted_20_Text"># Deny public pings</text:p>
      <text:p text:style-name="Preformatted_20_Text">$cmd 00310 deny icmp from any to any in via $pif</text:p>
      <text:p text:style-name="Preformatted_20_Text"/>
      <text:p text:style-name="Preformatted_20_Text"># Deny ident</text:p>
      <text:p text:style-name="Preformatted_20_Text">$cmd 00315 deny tcp from any to any 113 in via $pif</text:p>
      <text:p text:style-name="Preformatted_20_Text"/>
      <text:p text:style-name="Preformatted_20_Text"># Deny all Netbios services.</text:p>
      <text:p text:style-name="Preformatted_20_Text">$cmd 00320 deny tcp from any to any 137 in via $pif</text:p>
      <text:p text:style-name="Preformatted_20_Text">$cmd 00321 deny tcp from any to any 138 in via $pif</text:p>
      <text:p text:style-name="Preformatted_20_Text">$cmd 00322 deny tcp from any to any 139 in via $pif</text:p>
      <text:p text:style-name="Preformatted_20_Text">$cmd 00323 deny tcp from any to any 81 in via $pif</text:p>
      <text:p text:style-name="Preformatted_20_Text"/>
      <text:p text:style-name="Preformatted_20_Text"># Deny fragments</text:p>
      <text:p text:style-name="Preformatted_20_Text">$cmd 00330 deny all from any to any frag in via $pif</text:p>
      <text:p text:style-name="Preformatted_20_Text"/>
      <text:p text:style-name="Preformatted_20_Text"># Deny ACK packets that did not match the dynamic rule table</text:p>
      <text:p text:style-name="Preformatted_20_Text">$cmd 00332 deny tcp from any to any established in via $pif</text:p>
      <text:p text:style-name="Preformatted_20_Text"/>
      <text:p text:style-name="Preformatted_20_Text"># Allow traffic from ISP's DHCP server.</text:p>
      <text:p text:style-name="Preformatted_20_Text"><text:soft-page-break/># Replace x.x.x.x with the same IP address used in rule 00120.</text:p>
      <text:p text:style-name="Preformatted_20_Text">#$cmd 00360 allow udp from any to x.x.x.x 67 in via $pif keep-state</text:p>
      <text:p text:style-name="Preformatted_20_Text"/>
      <text:p text:style-name="Preformatted_20_Text"># Allow HTTP connections to internal web server</text:p>
      <text:p text:style-name="Preformatted_20_Text">$cmd 00400 allow tcp from any to me 80 in via $pif setup limit src-addr 2</text:p>
      <text:p text:style-name="Preformatted_20_Text"/>
      <text:p text:style-name="Preformatted_20_Text"># Allow inbound SSH connections</text:p>
      <text:p text:style-name="Preformatted_20_Text">$cmd 00410 allow tcp from any to me 22 in via $pif setup limit src-addr 2</text:p>
      <text:p text:style-name="Preformatted_20_Text"/>
      <text:p text:style-name="Preformatted_20_Text"># Reject and log all other incoming connections</text:p>
      <text:p text:style-name="P2">$cmd 00499 deny log all from any to any in via $pif</text:p>
      <text:p text:style-name="Text_20_body">The last rule logs all packets that do not match any of the rules in the ruleset:</text:p>
      <text:p text:style-name="Preformatted_20_Text"># Everything else is denied and logged</text:p>
      <text:p text:style-name="P2">$cmd 00999 deny log all from any to any</text:p>
      <text:h text:style-name="Heading_20_3" text:outline-level="3"><text:bookmark text:name="network-natd"/>29.4.4. Configuring <text:span text:style-name="acronym">NAT</text:span></text:h>
      <text:p text:style-name="Text_20_body">Contributed by Chern Lee. </text:p>
      <text:p text:style-name="Text_20_body"><text:bookmark text:name="idp80603368"/>FreeBSD's built-in <text:span text:style-name="acronym">NAT</text:span> daemon, <text:a xlink:type="simple" xlink:href="https://www.FreeBSD.org/cgi/man.cgi?query=natd&amp;sektion=8&amp;manpath=freebsd-release-ports" text:style-name="Internet_20_link" text:visited-style-name="Visited_20_Internet_20_Link">natd(8)</text:a>, works in conjunction with IPFW to provide network address translation. This can be used to provide an Internet Connection Sharing solution so that several internal computers can connect to the Internet using a single <text:span text:style-name="acronym">IP</text:span> address.</text:p>
      <text:p text:style-name="Text_20_body">To do this, the FreeBSD machine connected to the Internet must act as a gateway. This system must have two <text:span text:style-name="acronym">NIC</text:span>s, where one is connected to the Internet and the other is connected to the internal <text:span text:style-name="acronym">LAN</text:span>. Each machine connected to the <text:span text:style-name="acronym">LAN</text:span> should be assigned an <text:span text:style-name="acronym">IP</text:span> address in the private network space, as defined by <text:a xlink:type="simple" xlink:href="ftp://ftp.isi.edu/in-notes/rfc1918.txt" office:target-frame-name="_top" xlink:show="replace" text:style-name="Internet_20_link" text:visited-style-name="Visited_20_Internet_20_Link">RFC 1918</text:a>, and have the default gateway set to the <text:a xlink:type="simple" xlink:href="https://www.FreeBSD.org/cgi/man.cgi?query=natd&amp;sektion=8&amp;manpath=freebsd-release-ports" text:style-name="Internet_20_link" text:visited-style-name="Visited_20_Internet_20_Link">natd(8)</text:a> system's internal <text:span text:style-name="acronym">IP</text:span> address.</text:p>
      <text:p text:style-name="Text_20_body">Some additional configuration is needed in order to activate the <text:span text:style-name="acronym">NAT</text:span> function of IPFW. If the system has a custom kernel, the kernel configuration file needs to include <text:span text:style-name="Source_20_Text">option IPDIVERT</text:span> along with the other <text:span text:style-name="Source_20_Text">IPFIREWALL</text:span> options described in <text:a xlink:type="simple" xlink:href="https://www.freebsd.org/doc/en_US.ISO8859-1/books/handbook/firewalls-ipfw.html#firewalls-ipfw-enable" text:style-name="Internet_20_link" text:visited-style-name="Visited_20_Internet_20_Link">Section 29.4.1, “Enabling IPFW”</text:a>.</text:p>
      <text:p text:style-name="Text_20_body">To enable <text:span text:style-name="acronym">NAT</text:span> support at boot time, the following must be in <text:span text:style-name="Source_20_Text">/etc/rc.conf</text:span>:</text:p>
      <text:p text:style-name="Preformatted_20_Text">gateway_enable="YES" <text:s text:c="11"/># enables the gateway</text:p>
      <text:p text:style-name="Preformatted_20_Text">natd_enable="YES" <text:s text:c="14"/># enables <text:span text:style-name="acronym">NAT</text:span></text:p>
      <text:p text:style-name="Preformatted_20_Text">natd_interface="rl0" <text:s text:c="11"/># specify interface name of NIC attached to Internet</text:p>
      <text:p text:style-name="P2">natd_flags="-dynamic -m" <text:s text:c="7"/># -m = preserve port numbers; additional options are listed in <text:a xlink:type="simple" xlink:href="https://www.FreeBSD.org/cgi/man.cgi?query=natd&amp;sektion=8&amp;manpath=freebsd-release-ports" text:style-name="Internet_20_link" text:visited-style-name="Visited_20_Internet_20_Link">natd(8)</text:a></text:p>
      <text:h text:style-name="Heading_20_3" text:outline-level="3">Note: </text:h>
      <text:p text:style-name="Text_20_body">It is also possible to specify a configuration file which contains the options to pass to <text:a xlink:type="simple" xlink:href="https://www.FreeBSD.org/cgi/man.cgi?query=natd&amp;sektion=8&amp;manpath=freebsd-release-ports" text:style-name="Internet_20_link" text:visited-style-name="Visited_20_Internet_20_Link">natd(8)</text:a>:</text:p>
      <text:p text:style-name="P2">natd_flags="-f /etc/natd.conf"</text:p>
      <text:p text:style-name="Text_20_body">The specified file must contain a list of configuration options, one per line. For example:</text:p>
      <text:p text:style-name="Preformatted_20_Text">redirect_port tcp 192.168.0.2:6667 6667</text:p>
      <text:p text:style-name="P2">redirect_port tcp 192.168.0.3:80 80</text:p>
      <text:p text:style-name="Text_20_body">For more information about this configuration file, consult <text:a xlink:type="simple" xlink:href="https://www.FreeBSD.org/cgi/man.cgi?query=natd&amp;sektion=8&amp;manpath=freebsd-release-ports" text:style-name="Internet_20_link" text:visited-style-name="Visited_20_Internet_20_Link">natd(8)</text:a>.</text:p>
      <text:p text:style-name="Text_20_body"><text:soft-page-break/>Next, add the <text:span text:style-name="acronym">NAT</text:span> rules to the firewall ruleset. When the rulest contains stateful rules, the positioning of the <text:span text:style-name="acronym">NAT</text:span> rules is critical and the <text:span text:style-name="Source_20_Text">skipto</text:span> action is used. The <text:span text:style-name="Source_20_Text">skipto</text:span> action requires a rule number so that it knows which rule to jump to.</text:p>
      <text:p text:style-name="Text_20_body">The following example builds upon the firewall ruleset shown in the previous section. It adds some additional entries and modifies some existing rules in order to configure the firewall for <text:span text:style-name="acronym">NAT</text:span>. It starts by adding some additional variables which represent the rule number to skip to, the <text:span text:style-name="Source_20_Text">keep-state</text:span> option, and a list of <text:span text:style-name="acronym">TCP</text:span> ports which will be used to reduce the number of rules:</text:p>
      <text:p text:style-name="Preformatted_20_Text">#!/bin/sh</text:p>
      <text:p text:style-name="Preformatted_20_Text">ipfw -q -f flush</text:p>
      <text:p text:style-name="Preformatted_20_Text">cmd="ipfw -q add"</text:p>
      <text:p text:style-name="Preformatted_20_Text">skip="skipto 500"</text:p>
      <text:p text:style-name="Preformatted_20_Text">pif=dc0</text:p>
      <text:p text:style-name="Preformatted_20_Text">ks="keep-state"</text:p>
      <text:p text:style-name="P2">good_tcpo="22,25,37,53,80,443,110"</text:p>
      <text:p text:style-name="Text_20_body">The inbound <text:span text:style-name="acronym">NAT</text:span> rule is inserted <text:span text:style-name="Emphasis">after</text:span> the two rules which allow all traffic on the trusted internal interface and on the loopback interface and <text:span text:style-name="Emphasis">before</text:span> the <text:span text:style-name="Source_20_Text">check-state</text:span> rule. It is important that the rule number selected for this <text:span text:style-name="acronym">NAT</text:span> rule, in this example <text:span text:style-name="Source_20_Text">100</text:span>, is higher than the first two rules and lower than the <text:span text:style-name="Source_20_Text">check-state</text:span> rule:</text:p>
      <text:p text:style-name="Preformatted_20_Text">$cmd 005 allow all from any to any via xl0 <text:s/># exclude LAN traffic</text:p>
      <text:p text:style-name="Preformatted_20_Text">$cmd 010 allow all from any to any via lo0 <text:s/># exclude loopback traffic</text:p>
      <text:p text:style-name="Preformatted_20_Text">$cmd 100 divert natd ip from any to any in via $pif # NAT any inbound packets</text:p>
      <text:p text:style-name="Preformatted_20_Text"># Allow the packet through if it has an existing entry in the dynamic rules table</text:p>
      <text:p text:style-name="P2">$cmd 101 check-state</text:p>
      <text:p text:style-name="Text_20_body">The outbound rules are modified to replace the <text:span text:style-name="Source_20_Text">allow</text:span> action with the <text:span text:style-name="Source_20_Text">$skip</text:span> variable, indicating that rule processing will continue at rule <text:span text:style-name="Source_20_Text">500</text:span>. The seven <text:span text:style-name="Source_20_Text">tcp</text:span> rules have been replaced by rule <text:span text:style-name="Source_20_Text">125</text:span> as the <text:span text:style-name="Source_20_Text">$good_tcpo</text:span> variable contains the seven allowed outbound ports.</text:p>
      <text:p text:style-name="Preformatted_20_Text"># Authorized outbound packets</text:p>
      <text:p text:style-name="Preformatted_20_Text">$cmd 120 $skip udp from any to x.x.x.x 53 out via $pif $ks</text:p>
      <text:p text:style-name="Preformatted_20_Text">$cmd 121 $skip udp from any to x.x.x.x 67 out via $pif $ks</text:p>
      <text:p text:style-name="Preformatted_20_Text">$cmd 125 $skip tcp from any to any $good_tcpo out via $pif setup $ks</text:p>
      <text:p text:style-name="P2">$cmd 130 $skip icmp from any to any out via $pif $ks</text:p>
      <text:p text:style-name="Text_20_body">The inbound rules remain the same, except for the very last rule which removes the <text:span text:style-name="Source_20_Text">via $pif</text:span> in order to catch both inbound and outbound rules. The <text:span text:style-name="acronym">NAT</text:span> rule must follow this last outbound rule, must have a higher number than that last rule, and the rule number must be referenced by the <text:span text:style-name="Source_20_Text">skipto</text:span> action. In this ruleset, rule number <text:span text:style-name="Source_20_Text">500</text:span> diverts all packets which match the outbound rules to <text:a xlink:type="simple" xlink:href="https://www.FreeBSD.org/cgi/man.cgi?query=natd&amp;sektion=8&amp;manpath=freebsd-release-ports" text:style-name="Internet_20_link" text:visited-style-name="Visited_20_Internet_20_Link">natd(8)</text:a> for <text:span text:style-name="acronym">NAT</text:span> processing. The next rule allows any packet which has undergone <text:span text:style-name="acronym">NAT</text:span> processing to pass.</text:p>
      <text:p text:style-name="Preformatted_20_Text">$cmd 499 deny log all from any to any</text:p>
      <text:p text:style-name="Preformatted_20_Text">$cmd 500 divert natd ip from any to any out via $pif # skipto location for outbound stateful rules</text:p>
      <text:p text:style-name="P2">$cmd 510 allow ip from any to any</text:p>
      <text:p text:style-name="Text_20_body"><text:soft-page-break/>In this example, rules <text:span text:style-name="Source_20_Text">100</text:span>, <text:span text:style-name="Source_20_Text">101</text:span>, <text:span text:style-name="Source_20_Text">125</text:span>, <text:span text:style-name="Source_20_Text">500</text:span>, and <text:span text:style-name="Source_20_Text">510</text:span> control the address translation of the outbound and inbound packets so that the entries in the dynamic state table always register the private <text:span text:style-name="acronym">LAN</text:span> <text:span text:style-name="acronym">IP</text:span> address.</text:p>
      <text:p text:style-name="Text_20_body">Consider an internal web browser which initializes a new outbound <text:span text:style-name="acronym">HTTP</text:span> session over port 80. When the first outbound packet enters the firewall, it does not match rule <text:span text:style-name="Source_20_Text">100</text:span> because it is headed out rather than in. It passes rule <text:span text:style-name="Source_20_Text">101</text:span> because this is the first packet and it has not been posted to the dynamic state table yet. The packet finally matches rule <text:span text:style-name="Source_20_Text">125</text:span> as it is outbound on an allowed port and has a source <text:span text:style-name="acronym">IP</text:span> address from the internal <text:span text:style-name="acronym">LAN</text:span>. On matching this rule, two actions take place. First, the <text:span text:style-name="Source_20_Text">keep-state</text:span> action adds an entry to the dynamic state table and the specified action, <text:span text:style-name="Source_20_Text">skipto rule 500</text:span>, is executed. Next, the packet undergoes <text:span text:style-name="acronym">NAT</text:span> and is sent out to the Internet. This packet makes its way to the destination web server, where a response packet is generated and sent back. This new packet enters the top of the ruleset. It matches rule <text:span text:style-name="Source_20_Text">100</text:span> and has its destination <text:span text:style-name="acronym">IP</text:span> address mapped back to the original internal address. It then is processed by the <text:span text:style-name="Source_20_Text">check-state</text:span> rule, is found in the table as an existing session, and is released to the <text:span text:style-name="acronym">LAN</text:span>.</text:p>
      <text:p text:style-name="Text_20_body">On the inbound side, the ruleset has to deny bad packets and allow only authorized services. A packet which matches an inbound rule is posted to the dynamic state table and the packet is released to the <text:span text:style-name="acronym">LAN</text:span>. The packet generated as a response is recognized by the <text:span text:style-name="Source_20_Text">check-state</text:span> rule as belonging to an existing session. It is then sent to rule <text:span text:style-name="Source_20_Text">500</text:span> to undergo <text:span text:style-name="acronym">NAT</text:span> before being released to the outbound interface.</text:p>
      <text:h text:style-name="Heading_20_4" text:outline-level="4"><text:bookmark text:name="idp80783336"/>29.4.4.1. Port Redirection</text:h>
      <text:p text:style-name="Text_20_body">The drawback with <text:a xlink:type="simple" xlink:href="https://www.FreeBSD.org/cgi/man.cgi?query=natd&amp;sektion=8&amp;manpath=freebsd-release-ports" text:style-name="Internet_20_link" text:visited-style-name="Visited_20_Internet_20_Link">natd(8)</text:a> is that the <text:span text:style-name="acronym">LAN</text:span> clients are not accessible from the Internet. Clients on the <text:span text:style-name="acronym">LAN</text:span> can make outgoing connections to the world but cannot receive incoming ones. This presents a problem if trying to run Internet services on one of the <text:span text:style-name="acronym">LAN</text:span> client machines. A simple way around this is to redirect selected Internet ports on the <text:a xlink:type="simple" xlink:href="https://www.FreeBSD.org/cgi/man.cgi?query=natd&amp;sektion=8&amp;manpath=freebsd-release-ports" text:style-name="Internet_20_link" text:visited-style-name="Visited_20_Internet_20_Link">natd(8)</text:a> machine to a <text:span text:style-name="acronym">LAN</text:span> client.</text:p>
      <text:p text:style-name="Text_20_body">For example, an <text:span text:style-name="acronym">IRC</text:span> server runs on client <text:span text:style-name="Source_20_Text">A</text:span> and a web server runs on client <text:span text:style-name="Source_20_Text">B</text:span>. For this to work properly, connections received on ports 6667 (<text:span text:style-name="acronym">IRC</text:span>) and 80 (<text:span text:style-name="acronym">HTTP</text:span>) must be redirected to the respective machines.</text:p>
      <text:p text:style-name="Text_20_body">The syntax for <text:span text:style-name="Source_20_Text">-redirect_port</text:span> is as follows:</text:p>
      <text:p text:style-name="Preformatted_20_Text"><text:s text:c="5"/>-redirect_port proto targetIP:targetPORT[-targetPORT]</text:p>
      <text:p text:style-name="Preformatted_20_Text"><text:s text:c="17"/>[aliasIP:]aliasPORT[-aliasPORT]</text:p>
      <text:p text:style-name="P2"><text:s text:c="17"/>[remoteIP[:remotePORT[-remotePORT]]]</text:p>
      <text:p text:style-name="Text_20_body">In the above example, the argument should be:</text:p>
      <text:p text:style-name="Preformatted_20_Text"><text:s text:c="4"/>-redirect_port tcp 192.168.0.2:6667 6667</text:p>
      <text:p text:style-name="P2"><text:s text:c="4"/>-redirect_port tcp 192.168.0.3:80 80</text:p>
      <text:p text:style-name="Text_20_body">This redirects the proper <text:span text:style-name="acronym">TCP</text:span> ports to the <text:span text:style-name="acronym">LAN</text:span> client machines.</text:p>
      <text:p text:style-name="Text_20_body">Port ranges over individual ports can be indicated with <text:span text:style-name="Source_20_Text">-redirect_port</text:span>. For example, <text:span text:style-name="Emphasis"><text:span text:style-name="Source_20_Text">tcp 192.168.0.2:2000-3000 2000-3000</text:span></text:span> would redirect all connections received on ports 2000 to 3000 to ports 2000 to 3000 on client <text:span text:style-name="Source_20_Text">A</text:span>.</text:p>
      <text:p text:style-name="Text_20_body"><text:soft-page-break/>These options can be used when directly running <text:a xlink:type="simple" xlink:href="https://www.FreeBSD.org/cgi/man.cgi?query=natd&amp;sektion=8&amp;manpath=freebsd-release-ports" text:style-name="Internet_20_link" text:visited-style-name="Visited_20_Internet_20_Link">natd(8)</text:a>, placed within the <text:span text:style-name="Source_20_Text">natd_flags=""</text:span> option in <text:span text:style-name="Source_20_Text">/etc/rc.conf</text:span>, or passed via a configuration file.</text:p>
      <text:p text:style-name="Text_20_body">For further configuration options, consult <text:a xlink:type="simple" xlink:href="https://www.FreeBSD.org/cgi/man.cgi?query=natd&amp;sektion=8&amp;manpath=freebsd-release-ports" text:style-name="Internet_20_link" text:visited-style-name="Visited_20_Internet_20_Link">natd(8)</text:a></text:p>
      <text:h text:style-name="Heading_20_4" text:outline-level="4"><text:bookmark text:name="idp80805608"/>29.4.4.2. Address Redirection</text:h>
      <text:p text:style-name="Text_20_body"><text:bookmark text:name="idp80806248"/>Address redirection is useful if more than one <text:span text:style-name="acronym">IP</text:span> address is available. Each <text:span text:style-name="acronym">LAN</text:span> client can be assigned its own external <text:span text:style-name="acronym">IP</text:span> address by <text:a xlink:type="simple" xlink:href="https://www.FreeBSD.org/cgi/man.cgi?query=natd&amp;sektion=8&amp;manpath=freebsd-release-ports" text:style-name="Internet_20_link" text:visited-style-name="Visited_20_Internet_20_Link">natd(8)</text:a>, which will then rewrite outgoing packets from the <text:span text:style-name="acronym">LAN</text:span> clients with the proper external <text:span text:style-name="acronym">IP</text:span> address and redirects all traffic incoming on that particular <text:span text:style-name="acronym">IP</text:span> address back to the specific <text:span text:style-name="acronym">LAN</text:span> client. This is also known as static <text:span text:style-name="acronym">NAT</text:span>. For example, if <text:span text:style-name="acronym">IP</text:span> addresses <text:span text:style-name="Source_20_Text">128.1.1.1</text:span>, <text:span text:style-name="Source_20_Text">128.1.1.2</text:span>, and <text:span text:style-name="Source_20_Text">128.1.1.3</text:span> are available, <text:span text:style-name="Source_20_Text">128.1.1.1</text:span> can be used as the <text:a xlink:type="simple" xlink:href="https://www.FreeBSD.org/cgi/man.cgi?query=natd&amp;sektion=8&amp;manpath=freebsd-release-ports" text:style-name="Internet_20_link" text:visited-style-name="Visited_20_Internet_20_Link">natd(8)</text:a> machine's external <text:span text:style-name="acronym">IP</text:span> address, while <text:span text:style-name="Source_20_Text">128.1.1.2</text:span> and <text:span text:style-name="Source_20_Text">128.1.1.3</text:span> are forwarded back to <text:span text:style-name="acronym">LAN</text:span> clients <text:span text:style-name="Source_20_Text">A</text:span> and <text:span text:style-name="Source_20_Text">B</text:span>.</text:p>
      <text:p text:style-name="Text_20_body">The <text:span text:style-name="Source_20_Text">-redirect_address</text:span> syntax is as follows:</text:p>
      <text:p text:style-name="P2">-redirect_address localIP publicIP</text:p>
      <table:table table:name="Tabela1" table:style-name="Tabela1">
        <table:table-column table:style-name="Tabela1.A"/>
        <table:table-column table:style-name="Tabela1.B"/>
        <table:table-row>
          <table:table-cell table:style-name="Tabela1.A1" office:value-type="string">
            <text:p text:style-name="Table_20_Contents">localIP</text:p>
          </table:table-cell>
          <table:table-cell table:style-name="Tabela1.A1" office:value-type="string">
            <text:p text:style-name="Table_20_Contents">The internal <text:span text:style-name="acronym">IP</text:span> address of the <text:span text:style-name="acronym">LAN</text:span> client.</text:p>
          </table:table-cell>
        </table:table-row>
        <table:table-row>
          <table:table-cell table:style-name="Tabela1.A1" office:value-type="string">
            <text:p text:style-name="Table_20_Contents">publicIP</text:p>
          </table:table-cell>
          <table:table-cell table:style-name="Tabela1.A1" office:value-type="string">
            <text:p text:style-name="Table_20_Contents">The external <text:span text:style-name="acronym">IP</text:span> address corresponding to the <text:span text:style-name="acronym">LAN</text:span> client.</text:p>
          </table:table-cell>
        </table:table-row>
      </table:table>
      <text:p text:style-name="Text_20_body">In the example, this argument would read:</text:p>
      <text:p text:style-name="Preformatted_20_Text">-redirect_address 192.168.0.2 128.1.1.2</text:p>
      <text:p text:style-name="P2">-redirect_address 192.168.0.3 128.1.1.3</text:p>
      <text:p text:style-name="Text_20_body">Like <text:span text:style-name="Source_20_Text">-redirect_port</text:span>, these arguments are placed within the <text:span text:style-name="Source_20_Text">natd_flags=""</text:span> option of <text:span text:style-name="Source_20_Text">/etc/rc.conf</text:span>, or passed via a configuration file. With address redirection, there is no need for port redirection since all data received on a particular <text:span text:style-name="acronym">IP</text:span> address is redirected.</text:p>
      <text:p text:style-name="Text_20_body">The external <text:span text:style-name="acronym">IP</text:span> addresses on the <text:a xlink:type="simple" xlink:href="https://www.FreeBSD.org/cgi/man.cgi?query=natd&amp;sektion=8&amp;manpath=freebsd-release-ports" text:style-name="Internet_20_link" text:visited-style-name="Visited_20_Internet_20_Link">natd(8)</text:a> machine must be active and aliased to the external interface. Refer to <text:a xlink:type="simple" xlink:href="https://www.FreeBSD.org/cgi/man.cgi?query=rc.conf&amp;sektion=5&amp;manpath=freebsd-release-ports" text:style-name="Internet_20_link" text:visited-style-name="Visited_20_Internet_20_Link">rc.conf(5)</text:a> for details.</text:p>
      <text:h text:style-name="Heading_20_3" text:outline-level="3"><text:bookmark text:name="firewalls-ipfw-cmd"/>29.4.5. The IPFW Command</text:h>
      <text:p text:style-name="Text_20_body"><text:bookmark text:name="idp80829928"/><text:span text:style-name="Source_20_Text">ipfw</text:span> can be used to make manual, single rule additions or deletions to the active firewall while it is running. The problem with using this method is that all the changes are lost when the system reboots. It is recommended to instead write all the rules in a file and to use that file to load the rules at boot time and to replace the currently running firewall rules whenever that file changes.</text:p>
      <text:p text:style-name="Text_20_body"><text:span text:style-name="Source_20_Text">ipfw</text:span> is a useful way to display the running firewall rules to the console screen. The IPFW accounting facility dynamically creates a counter for each rule that counts each packet that matches the rule. During the process of testing a rule, listing the rule with its counter is one way to determine if the rule is functioning as expected.</text:p>
      <text:p text:style-name="Text_20_body">To list all the running rules in sequence:</text:p>
      <text:p text:style-name="P2"><text:span text:style-name="Source_20_Text">#</text:span> <text:span text:style-name="Strong_20_Emphasis"><text:span text:style-name="Source_20_Text">ipfw list</text:span></text:span></text:p>
      <text:p text:style-name="Text_20_body">To list all the running rules with a time stamp of when the last time the rule was matched:</text:p>
      <text:p text:style-name="P2"><text:span text:style-name="Source_20_Text">#</text:span> <text:span text:style-name="Strong_20_Emphasis"><text:span text:style-name="Source_20_Text">ipfw -t list</text:span></text:span></text:p>
      <text:p text:style-name="Text_20_body"><text:soft-page-break/>The next example lists accounting information and the packet count for matched rules along with the rules themselves. The first column is the rule number, followed by the number of matched packets and bytes, followed by the rule itself.</text:p>
      <text:p text:style-name="P2"><text:span text:style-name="Source_20_Text">#</text:span> <text:span text:style-name="Strong_20_Emphasis"><text:span text:style-name="Source_20_Text">ipfw -a list</text:span></text:span></text:p>
      <text:p text:style-name="Text_20_body">To list dynamic rules in addition to static rules:</text:p>
      <text:p text:style-name="P2"><text:span text:style-name="Source_20_Text">#</text:span> <text:span text:style-name="Strong_20_Emphasis"><text:span text:style-name="Source_20_Text">ipfw -d list</text:span></text:span></text:p>
      <text:p text:style-name="Text_20_body">To also show the expired dynamic rules:</text:p>
      <text:p text:style-name="P2"><text:span text:style-name="Source_20_Text">#</text:span> <text:span text:style-name="Strong_20_Emphasis"><text:span text:style-name="Source_20_Text">ipfw -d -e list</text:span></text:span></text:p>
      <text:p text:style-name="Text_20_body">To zero the counters:</text:p>
      <text:p text:style-name="P2"><text:span text:style-name="Source_20_Text">#</text:span> <text:span text:style-name="Strong_20_Emphasis"><text:span text:style-name="Source_20_Text">ipfw zero</text:span></text:span></text:p>
      <text:p text:style-name="Text_20_body">To zero the counters for just the rule with number <text:span text:style-name="Emphasis"><text:span text:style-name="Source_20_Text">NUM</text:span></text:span>:</text:p>
      <text:p text:style-name="P2"><text:span text:style-name="Source_20_Text">#</text:span> <text:span text:style-name="Strong_20_Emphasis"><text:span text:style-name="Source_20_Text">ipfw zero </text:span></text:span><text:span text:style-name="Strong_20_Emphasis"><text:span text:style-name="Source_20_Text"><text:span text:style-name="Emphasis">NUM</text:span></text:span></text:span></text:p>
      <text:h text:style-name="Heading_20_4" text:outline-level="4"><text:bookmark text:name="idp80858216"/>29.4.5.1. Logging Firewall Messages</text:h>
      <text:p text:style-name="Text_20_body"><text:bookmark text:name="idp80858856"/>Even with the logging facility enabled, IPFW will not generate any rule logging on its own. The firewall administrator decides which rules in the ruleset will be logged, and adds the <text:span text:style-name="Source_20_Text">log</text:span> keyword to those rules. Normally only deny rules are logged. It is customary to duplicate the “ipfw default deny everything” rule with the <text:span text:style-name="Source_20_Text">log</text:span> keyword included as the last rule in the ruleset. This way, it is possible to see all the packets that did not match any of the rules in the ruleset.</text:p>
      <text:p text:style-name="Text_20_body">Logging is a two edged sword. If one is not careful, an over abundance of log data or a DoS attack can fill the disk with log files. Log messages are not only written to syslogd, but also are displayed on the root console screen and soon become annoying.</text:p>
      <text:p text:style-name="Text_20_body">The <text:span text:style-name="Source_20_Text">IPFIREWALL_VERBOSE_LIMIT=5</text:span> kernel option limits the number of consecutive messages sent to <text:a xlink:type="simple" xlink:href="https://www.FreeBSD.org/cgi/man.cgi?query=syslogd&amp;sektion=8&amp;manpath=freebsd-release-ports" text:style-name="Internet_20_link" text:visited-style-name="Visited_20_Internet_20_Link">syslogd(8)</text:a>, concerning the packet matching of a given rule. When this option is enabled in the kernel, the number of consecutive messages concerning a particular rule is capped at the number specified. There is nothing to be gained from 200 identical log messages. With this option set to five, five consecutive messages concerning a particular rule would be logged to syslogd and the remainder identical consecutive messages would be counted and posted to syslogd with a phrase like the following:</text:p>
      <text:p text:style-name="P2">last message repeated 45 times</text:p>
      <text:p text:style-name="Text_20_body">All logged packets messages are written by default to <text:span text:style-name="Source_20_Text">/var/log/security</text:span>, which is defined in <text:span text:style-name="Source_20_Text">/etc/syslog.conf</text:span>.</text:p>
      <text:h text:style-name="Heading_20_4" text:outline-level="4"><text:bookmark text:name="firewalls-ipfw-rules-script"/>29.4.5.2. Building a Rule Script</text:h>
      <text:p text:style-name="Text_20_body">Most experienced IPFW users create a file containing the rules and code them in a manner compatible with running them as a script. The major benefit of doing this is the firewall rules can be refreshed in mass without the need of rebooting the system to activate them. This method is <text:soft-page-break/>convenient in testing new rules as the procedure can be executed as many times as needed. Being a script, symbolic substitution can be used for frequently used values to be substituted into multiple rules.</text:p>
      <text:p text:style-name="Text_20_body">This example script is compatible with the syntax used by the <text:a xlink:type="simple" xlink:href="https://www.FreeBSD.org/cgi/man.cgi?query=sh&amp;sektion=1&amp;manpath=freebsd-release-ports" text:style-name="Internet_20_link" text:visited-style-name="Visited_20_Internet_20_Link">sh(1)</text:a>, <text:a xlink:type="simple" xlink:href="https://www.FreeBSD.org/cgi/man.cgi?query=csh&amp;sektion=1&amp;manpath=freebsd-release-ports" text:style-name="Internet_20_link" text:visited-style-name="Visited_20_Internet_20_Link">csh(1)</text:a>, and <text:a xlink:type="simple" xlink:href="https://www.FreeBSD.org/cgi/man.cgi?query=tcsh&amp;sektion=1&amp;manpath=freebsd-release-ports" text:style-name="Internet_20_link" text:visited-style-name="Visited_20_Internet_20_Link">tcsh(1)</text:a> shells. Symbolic substitution fields are prefixed with a dollar sign ($). Symbolic fields do not have the $ prefix. The value to populate the symbolic field must be enclosed in double quotes ("").</text:p>
      <text:p text:style-name="Text_20_body">Start the rules file like this:</text:p>
      <text:p text:style-name="Preformatted_20_Text">############### start of example ipfw rules script #############</text:p>
      <text:p text:style-name="Preformatted_20_Text">#</text:p>
      <text:p text:style-name="Preformatted_20_Text">ipfw -q -f flush <text:s text:c="6"/># Delete all rules</text:p>
      <text:p text:style-name="Preformatted_20_Text"># Set defaults</text:p>
      <text:p text:style-name="Preformatted_20_Text">oif="tun0" <text:s text:c="12"/># out interface</text:p>
      <text:p text:style-name="Preformatted_20_Text">odns="192.0.2.11" <text:s text:c="5"/># ISP's DNS server IP address</text:p>
      <text:p text:style-name="Preformatted_20_Text">cmd="ipfw -q add " <text:s text:c="4"/># build rule prefix</text:p>
      <text:p text:style-name="Preformatted_20_Text">ks="keep-state" <text:s text:c="7"/># just too lazy to key this each time</text:p>
      <text:p text:style-name="Preformatted_20_Text">$cmd 00500 check-state</text:p>
      <text:p text:style-name="Preformatted_20_Text">$cmd 00502 deny all from any to any frag</text:p>
      <text:p text:style-name="Preformatted_20_Text">$cmd 00501 deny tcp from any to any established</text:p>
      <text:p text:style-name="Preformatted_20_Text">$cmd 00600 allow tcp from any to any 80 out via $oif setup $ks</text:p>
      <text:p text:style-name="Preformatted_20_Text">$cmd 00610 allow tcp from any to $odns 53 out via $oif setup $ks</text:p>
      <text:p text:style-name="Preformatted_20_Text">$cmd 00611 allow udp from any to $odns 53 out via $oif $ks</text:p>
      <text:p text:style-name="P2">################### End of example ipfw rules script ############</text:p>
      <text:p text:style-name="Text_20_body">The rules are not important as the focus of this example is how the symbolic substitution fields are populated.</text:p>
      <text:p text:style-name="Text_20_body">If the above example was in <text:span text:style-name="Source_20_Text">/etc/ipfw.rules</text:span>, the rules could be reloaded by the following command:</text:p>
      <text:p text:style-name="P2"><text:span text:style-name="Source_20_Text">#</text:span> <text:span text:style-name="Strong_20_Emphasis"><text:span text:style-name="Source_20_Text">sh /etc/ipfw.rules</text:span></text:span></text:p>
      <text:p text:style-name="Text_20_body"><text:span text:style-name="Source_20_Text">/etc/ipfw.rules</text:span> can be located anywhere and the file can have any name.</text:p>
      <text:p text:style-name="Text_20_body">The same thing could be accomplished by running these commands by hand:</text:p>
      <text:p text:style-name="Preformatted_20_Text"><text:span text:style-name="Source_20_Text">#</text:span> <text:span text:style-name="Strong_20_Emphasis"><text:span text:style-name="Source_20_Text">ipfw -q -f flush</text:span></text:span></text:p>
      <text:p text:style-name="Preformatted_20_Text"><text:span text:style-name="Source_20_Text">#</text:span> <text:span text:style-name="Strong_20_Emphasis"><text:span text:style-name="Source_20_Text">ipfw -q add check-state</text:span></text:span></text:p>
      <text:p text:style-name="Preformatted_20_Text"><text:span text:style-name="Source_20_Text">#</text:span> <text:span text:style-name="Strong_20_Emphasis"><text:span text:style-name="Source_20_Text">ipfw -q add deny all from any to any frag</text:span></text:span></text:p>
      <text:p text:style-name="Preformatted_20_Text"><text:span text:style-name="Source_20_Text">#</text:span> <text:span text:style-name="Strong_20_Emphasis"><text:span text:style-name="Source_20_Text">ipfw -q add deny tcp from any to any established</text:span></text:span></text:p>
      <text:p text:style-name="Preformatted_20_Text"><text:span text:style-name="Source_20_Text">#</text:span> <text:span text:style-name="Strong_20_Emphasis"><text:span text:style-name="Source_20_Text">ipfw -q add allow tcp from any to any 80 out via tun0 setup keep-state</text:span></text:span></text:p>
      <text:p text:style-name="Preformatted_20_Text"><text:span text:style-name="Source_20_Text">#</text:span> <text:span text:style-name="Strong_20_Emphasis"><text:span text:style-name="Source_20_Text">ipfw -q add allow tcp from any to 192.0.2.11 53 out via tun0 setup keep-state</text:span></text:span></text:p>
      <text:p text:style-name="P2"><text:span text:style-name="Source_20_Text">#</text:span> <text:span text:style-name="Strong_20_Emphasis"><text:span text:style-name="Source_20_Text">ipfw -q add 00611 allow udp from any to 192.0.2.11 53 out via tun0 keep-state</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38:01.275882975</meta:creation-date>
    <dc:date>2018-03-26T12:38:18.888482464</dc:date>
    <meta:editing-duration>PT18S</meta:editing-duration>
    <meta:editing-cycles>1</meta:editing-cycles>
    <meta:document-statistic meta:table-count="1" meta:image-count="0" meta:object-count="0" meta:page-count="12" meta:paragraph-count="279" meta:word-count="4732" meta:character-count="27776" meta:non-whitespace-character-count="23078"/>
    <meta:generator>LibreOffice/5.1.6.2$Linux_X86_64 LibreOffice_project/10m0$Build-2</meta:generator>
  </office:meta>
</office:document-meta>
</file>